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1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6.082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5.567cm"/>
    </style:style>
    <style:style style:name="co89" style:family="table-column">
      <style:table-column-properties fo:break-before="auto" style:column-width="9.627cm"/>
    </style:style>
    <style:style style:name="co90" style:family="table-column">
      <style:table-column-properties fo:break-before="auto" style:column-width="0.827cm"/>
    </style:style>
    <style:style style:name="co91" style:family="table-column">
      <style:table-column-properties fo:break-before="auto" style:column-width="4.974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683cm"/>
    </style:style>
    <style:style style:name="co95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55" style:family="table-column">
      <style:table-column-properties fo:break-before="auto" style:column-width="2.598cm"/>
    </style:style>
    <style:style style:name="co56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1.205cm"/>
    </style:style>
    <style:style style:name="co7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1.58cm"/>
    </style:style>
    <style:style style:name="co77" style:family="table-column">
      <style:table-column-properties fo:break-before="auto" style:column-width="1.178cm"/>
    </style:style>
    <style:style style:name="co78" style:family="table-column">
      <style:table-column-properties fo:break-before="auto" style:column-width="1.081cm"/>
    </style:style>
    <style:style style:name="co79" style:family="table-column">
      <style:table-column-properties fo:break-before="auto" style:column-width="1.261cm"/>
    </style:style>
    <style:style style:name="co80" style:family="table-column">
      <style:table-column-properties fo:break-before="auto" style:column-width="0.788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1" style:family="table-column">
      <style:table-column-properties fo:break-before="auto" style:column-width="0.981cm"/>
    </style:style>
    <style:style style:name="co102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36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1cm" fo:break-before="auto" style:use-optimal-row-height="true"/>
    </style:style>
    <style:style style:name="ro41" style:family="table-row">
      <style:table-row-properties style:row-height="0.612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62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63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8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4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4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4" style:family="table-cell" style:parent-style-name="Default">
      <style:table-cell-properties fo:border="none" style:vertical-align="middle"/>
      <style:text-properties style:font-name="Avenir2"/>
    </style:style>
    <style:style style:name="ce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84" style:family="table-cell" style:parent-style-name="Default">
      <style:table-cell-properties fo:background-color="transparent" style:vertical-align="middle"/>
      <style:text-properties style:font-name="Avenir2"/>
    </style:style>
    <style:style style:name="ce63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style:vertical-align="middle"/>
      <style:text-properties style:font-name="Avenir"/>
    </style:style>
    <style:style style:name="ce18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6"/>
    </style:style>
    <style:style style:name="ce186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64" style:family="table-cell" style:parent-style-name="Default">
      <style:table-cell-properties style:vertical-align="middle"/>
      <style:text-properties style:use-window-font-color="true" style:font-name="Avenir6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70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71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ext-properties fo:font-size="8pt" style:font-size-asian="8pt" style:font-size-complex="8pt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fo:wrap-option="no-wrap" style:vertical-align="middle"/>
    </style:style>
    <style:style style:name="ce1835" style:family="table-cell" style:parent-style-name="Default">
      <style:table-cell-properties fo:wrap-option="wrap" style:vertical-align="middle"/>
    </style:style>
    <style:style style:name="ce203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0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4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76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45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5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3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69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70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7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81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2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27" style:family="table-cell" style:parent-style-name="Default">
      <style:text-properties style:font-name="Avenir6" fo:font-style="normal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9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9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363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3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2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7pt" fo:font-weight="bold" style:font-size-asian="7pt" style:font-weight-asian="bold" style:font-size-complex="7pt" style:font-weight-complex="bold"/>
    </style:style>
    <style:style style:name="ce16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6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6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95" style:family="table-cell" style:parent-style-name="Default">
      <style:table-cell-properties style:vertical-align="middle"/>
      <style:text-properties style:use-window-font-color="true" style:font-name="Avenir6"/>
    </style:style>
    <style:style style:name="ce189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2" fo:font-weight="bold"/>
    </style:style>
    <style:style style:name="ce188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2" fo:font-weight="normal"/>
    </style:style>
    <style:style style:name="ce188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2" fo:font-weight="bold"/>
    </style:style>
    <style:style style:name="ce188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9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86" style:family="table-cell" style:parent-style-name="Default">
      <style:table-cell-properties fo:border="0.06pt solid #000000" style:vertical-align="middle"/>
      <style:text-properties style:font-name="Avenir6"/>
    </style:style>
    <style:style style:name="ce19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0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66" style:family="table-cell" style:parent-style-name="Default">
      <style:table-cell-properties fo:wrap-option="wrap"/>
    </style:style>
    <style:style style:name="T3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3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3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venir2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5" style:family="text">
      <style:text-properties fo:font-size="7pt"/>
    </style:style>
    <style:style style:name="T56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2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fo:font-size="10pt" fo:font-weight="bold" style:font-size-asian="10pt" style:font-size-complex="10pt" style:font-weight-asian="bold" style:font-weight-complex="bold"/>
    </style:style>
    <style:style style:name="T75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7" style:family="text">
      <style:text-properties fo:font-size="10pt" style:font-size-asian="10pt" style:font-size-complex="10pt" fo:font-weight="bold" style:font-weight-asian="bold" style:font-weight-complex="bold"/>
    </style:style>
    <style:style style:name="T7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0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4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76"/>
        <table:table-column table:style-name="co26" table:default-cell-style-name="ce376"/>
        <table:table-column table:style-name="co27" table:default-cell-style-name="ce376"/>
        <table:table-column table:style-name="co28" table:default-cell-style-name="ce376"/>
        <table:table-column table:style-name="co29" table:default-cell-style-name="ce376"/>
        <table:table-column table:style-name="co30" table:default-cell-style-name="ce376"/>
        <table:table-column table:style-name="co31" table:default-cell-style-name="ce376"/>
        <table:table-column table:style-name="co32" table:number-columns-repeated="2" table:default-cell-style-name="ce376"/>
        <table:table-column table:style-name="co33" table:default-cell-style-name="ce376"/>
        <table:table-column table:style-name="co34" table:default-cell-style-name="ce376"/>
        <table:table-column table:style-name="co35" table:default-cell-style-name="ce376"/>
        <table:table-column table:style-name="co36" table:default-cell-style-name="ce376"/>
        <table:table-column table:style-name="co37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6" table:number-columns-spanned="11" table:number-rows-spanned="1"/>
          <table:covered-table-cell/>
          <table:covered-table-cell table:number-columns-repeated="9" table:style-name="ce306"/>
          <table:table-cell table:style-name="ce5" table:number-columns-repeated="4"/>
        </table:table-row>
        <table:table-row table:style-name="ro28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06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0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32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2">
          <table:table-cell table:style-name="ce32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8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6"/>
          <table:table-cell table:style-name="ce5"/>
          <table:table-cell table:style-name="ce224" table:number-columns-spanned="5" table:number-rows-spanned="1"/>
          <table:covered-table-cell table:number-columns-repeated="4" table:style-name="ce306"/>
          <table:table-cell table:style-name="ce641" table:number-columns-repeated="2"/>
          <table:table-cell table:style-name="ce5" table:number-columns-repeated="2"/>
        </table:table-row>
        <table:table-row table:style-name="ro28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1">Harcmodor képzettségek </text:span><text:span text:style-name="T52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1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6"/>
          <table:covered-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1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6" table:number-columns-spanned="5" table:number-rows-spanned="1"/>
          <table:covered-table-cell/>
          <table:covered-table-cell table:number-columns-repeated="3" table:style-name="ce30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6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1">Primer világi képzettségek</text:span><text:span text:style-name="T53"> </text:span><text:span text:style-name="T54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0" table:content-validation-name="val27" office:value-type="float" office:value="3" calcext:value-type="float">
            <text:p>3</text:p>
          </table:table-cell>
          <table:table-cell table:style-name="ce417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8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0" table:content-validation-name="val28" office:value-type="float" office:value="4" calcext:value-type="float">
            <text:p>4</text:p>
          </table:table-cell>
          <table:table-cell table:style-name="ce417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0" table:content-validation-name="val29" office:value-type="float" office:value="1" calcext:value-type="float">
            <text:p>1</text:p>
          </table:table-cell>
          <table:table-cell table:style-name="ce417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0" table:content-validation-name="val31" office:value-type="float" office:value="2" calcext:value-type="float">
            <text:p>2</text:p>
          </table:table-cell>
          <table:table-cell table:style-name="ce417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0" table:content-validation-name="val32" office:value-type="float" office:value="3" calcext:value-type="float">
            <text:p>3</text:p>
          </table:table-cell>
          <table:table-cell table:style-name="ce417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0" table:content-validation-name="val33" office:value-type="float" office:value="1" calcext:value-type="float">
            <text:p>1</text:p>
          </table:table-cell>
          <table:table-cell table:style-name="ce417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1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2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1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1" table:content-validation-name="val69" table:number-columns-spanned="2" table:number-rows-spanned="1"/>
          <table:covered-table-cell table:style-name="ce531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2" office:value-type="string" calcext:value-type="string" table:number-columns-spanned="2" table:number-rows-spanned="1">
            <text:p>Fok</text:p>
          </table:table-cell>
          <table:covered-table-cell table:style-name="ce602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6" table:content-validation-name="val74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2" table:content-validation-name="val36" office:value-type="float" office:value="5" calcext:value-type="float">
            <text:p>5</text:p>
          </table:table-cell>
          <table:table-cell table:style-name="ce4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2" table:content-validation-name="val36" office:value-type="float" office:value="1" calcext:value-type="float">
            <text:p>1</text:p>
          </table:table-cell>
          <table:table-cell table:style-name="ce4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8" table:content-validation-name="val74" table:number-columns-spanned="2" table:number-rows-spanned="1"/>
          <table:covered-table-cell table:style-name="ce60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38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767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28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06"/>
          <table:covered-table-cell table:number-columns-repeated="5" table:style-name="ce30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06" table:number-columns-spanned="7" table:number-rows-spanned="1"/>
          <table:covered-table-cell table:number-columns-repeated="6" table:style-name="ce30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28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1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1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2" table:content-validation-name="val84"/>
          <table:covered-table-cell table:style-name="ce762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2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1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50" table:default-cell-style-name="ce927"/>
        <table:table-column table:style-name="co51" table:default-cell-style-name="ce927"/>
        <table:table-column table:style-name="co52" table:default-cell-style-name="ce927"/>
        <table:table-column table:style-name="co53" table:default-cell-style-name="ce927"/>
        <table:table-column table:style-name="co54" table:default-cell-style-name="ce927"/>
        <table:table-column table:style-name="co55" table:default-cell-style-name="ce927"/>
        <table:table-column table:style-name="co54" table:number-columns-repeated="3" table:default-cell-style-name="ce927"/>
        <table:table-column table:style-name="co56" table:default-cell-style-name="ce927"/>
        <table:table-column table:style-name="co14" table:default-cell-style-name="ce927"/>
        <table:table-column table:style-name="co62" table:default-cell-style-name="ce927"/>
        <table:table-column table:style-name="co63" table:default-cell-style-name="ce927"/>
        <table:table-column table:style-name="co64" table:default-cell-style-name="ce927"/>
        <table:table-column table:style-name="co65" table:default-cell-style-name="ce927"/>
        <table:table-column table:style-name="co66" table:default-cell-style-name="ce894"/>
        <table:table-column table:style-name="co67" table:default-cell-style-name="ce909"/>
        <table:table-column table:style-name="co39" table:default-cell-style-name="ce927"/>
        <table:table-column table:style-name="co39" table:number-columns-repeated="238" table:default-cell-style-name="Default"/>
        <table:table-row table:style-name="ro28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16"/>
          <table:covered-table-cell table:number-columns-repeated="5" table:style-name="ce952"/>
          <table:covered-table-cell table:number-columns-repeated="2" table:style-name="ce816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1">
          <table:table-cell table:style-name="ce816"/>
          <table:table-cell table:style-name="ce816" table:number-columns-spanned="6" table:number-rows-spanned="1"/>
          <table:covered-table-cell table:number-columns-repeated="5" table:style-name="ce816"/>
          <table:table-cell table:style-name="ce816" table:number-columns-repeated="8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1"/>
          <table:table-cell table:style-name="ce92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9" table:content-validation-name="val128" office:value-type="string" calcext:value-type="string">
            <text:p>Módosítók</text:p>
          </table:table-cell>
          <table:table-cell table:style-name="ce929" table:content-validation-name="val135" office:value-type="string" calcext:value-type="string">
            <text:p>Összesen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Összesen felvett HM:</text:p>
          </table:table-cell>
          <table:covered-table-cell table:style-name="ce816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9" table:content-validation-name="val117" office:value-type="float" office:value="10" calcext:value-type="float">
            <text:p>10</text:p>
          </table:table-cell>
          <table:table-cell table:style-name="ce99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1" table:content-validation-name="val136" table:formula="of:=[.C4]+[.D4]" office:value-type="float" office:value="15" calcext:value-type="float">
            <text:p>15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Max felvehető HM:</text:p>
          </table:table-cell>
          <table:covered-table-cell table:style-name="ce816"/>
          <table:table-cell table:style-name="ce1212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9" table:content-validation-name="val117" office:value-type="float" office:value="20" calcext:value-type="float">
            <text:p>20</text:p>
          </table:table-cell>
          <table:table-cell table:style-name="ce99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61" table:content-validation-name="val137" table:formula="of:=[.C5]+[.B5]+[.D5]" office:value-type="float" office:value="20" calcext:value-type="float">
            <text:p>20</text:p>
          </table:table-cell>
          <table:table-cell table:style-name="ce816" table:number-columns-repeated="5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9" table:content-validation-name="val117" office:value-type="float" office:value="120" calcext:value-type="float">
            <text:p>120</text:p>
          </table:table-cell>
          <table:table-cell table:style-name="ce99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61" table:content-validation-name="val138" table:formula="of:=[.C6]+[.B6]+[.D6]" office:value-type="float" office:value="120" calcext:value-type="float">
            <text:p>120</text:p>
          </table:table-cell>
          <table:table-cell table:style-name="ce816" table:number-columns-repeated="5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816" table:number-columns-repeated="6"/>
          <table:table-cell table:style-name="ce1034" office:value-type="string" calcext:value-type="string" table:number-columns-spanned="2" table:number-rows-spanned="1">
            <text:p>Össz felvett CM:</text:p>
          </table:table-cell>
          <table:covered-table-cell table:style-name="ce816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16"/>
          <table:table-cell/>
          <table:table-cell table:style-name="ce816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61" table:content-validation-name="val139" table:formula="of:=[.C8]+[.B8]+[.D8]" office:value-type="float" office:value="-30" calcext:value-type="float">
            <text:p>-30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Max felvehető CM:</text:p>
          </table:table-cell>
          <table:covered-table-cell table:style-name="ce816"/>
          <table:table-cell table:style-name="ce1212" table:content-validation-name="val164" table:formula="of:=[Data.C21]*[Alapértékek.$D$8]" office:value-type="float" office:value="20" calcext:value-type="float">
            <text:p>2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 table:number-columns-spanned="9" table:number-rows-spanned="1"/>
          <table:covered-table-cell table:number-columns-repeated="5" table:style-name="ce952"/>
          <table:covered-table-cell table:number-columns-repeated="3" table:style-name="ce816"/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16"/>
          <table:table-cell table:style-name="ce1034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16"/>
          <table:table-cell table:style-name="ce1034" office:value-type="string" calcext:value-type="string" table:number-columns-spanned="2" table:number-rows-spanned="1">
            <text:p>Átlag HM</text:p>
          </table:table-cell>
          <table:covered-table-cell table:style-name="ce816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16" table:number-columns-repeated="3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26"/>
          <table:table-cell table:style-name="ce826" table:number-columns-spanned="6" table:number-rows-spanned="1"/>
          <table:covered-table-cell table:number-columns-repeated="5" table:style-name="ce826"/>
          <table:table-cell table:style-name="ce826" table:number-columns-repeated="5"/>
          <table:table-cell table:style-name="Default" table:number-columns-repeated="5"/>
          <table:table-cell table:style-name="ce826"/>
          <table:table-cell table:number-columns-repeated="23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6"/>
          <table:table-cell/>
          <table:table-cell table:style-name="ce816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19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50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3"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6" table:number-columns-repeated="2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34">
          <table:table-cell table:style-name="ce826" table:number-columns-spanned="9" table:number-rows-spanned="1"/>
          <table:covered-table-cell table:number-columns-repeated="7" table:style-name="ce826"/>
          <table:covered-table-cell table:style-name="ce1218"/>
          <table:table-cell table:style-name="ce826"/>
          <table:table-cell table:style-name="ce840"/>
          <table:table-cell/>
          <table:table-cell table:style-name="Default" table:number-columns-repeated="5"/>
          <table:table-cell table:style-name="ce826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6"/>
          <table:covered-table-cell table:number-columns-repeated="5" table:style-name="ce580"/>
          <table:covered-table-cell table:style-name="ce956"/>
          <table:covered-table-cell table:style-name="ce112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834" table:content-validation-name="val60" office:value-type="string" calcext:value-type="string">
            <text:p>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826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2"/>
          <table:table-cell table:style-name="Default" table:number-columns-repeated="4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4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43" table:number-columns-spanned="2" table:number-rows-spanned="1"/>
          <table:covered-table-cell table:style-name="ce843"/>
          <table:table-cell table:style-name="ce835"/>
          <table:table-cell table:style-name="Default" table:number-columns-repeated="3"/>
          <table:table-cell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0"/>
          <table:table-cell table:style-name="ce826"/>
          <table:table-cell table:style-name="Default" table:number-columns-repeated="3"/>
          <table:table-cell table:style-name="ce840"/>
          <table:table-cell table:style-name="ce952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34" table:content-validation-name="val93" office:value-type="string" calcext:value-type="string">
            <text:p>Távolsági 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Hatótáv + Komment</text:p>
          </table:table-cell>
          <table:covered-table-cell table:style-name="ce960"/>
          <table:table-cell table:style-name="ce826"/>
          <table:table-cell table:style-name="Default" table:number-columns-repeated="3"/>
          <table:table-cell table:style-name="ce840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1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42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2"/>
          <table:covered-table-cell/>
          <table:covered-table-cell table:style-name="ce816"/>
          <table:covered-table-cell table:style-name="ce794"/>
          <table:table-cell table:style-name="ce816"/>
          <table:table-cell table:style-name="Default" table:number-columns-repeated="3"/>
          <table:table-cell table:style-name="ce816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7">
          <table:table-cell table:style-name="ce557" table:content-validation-name="val95" office:value-type="string" calcext:value-type="string" table:number-columns-spanned="2" table:number-rows-spanned="1">
            <text:p>Fegyver<text:span text:style-name="T55"> (harcmodor)</text:span></text:p>
          </table:table-cell>
          <table:covered-table-cell table:style-name="ce956" table:content-validation-name="val106"/>
          <table:table-cell table:style-name="ce95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77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6"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77" table:number-columns-spanned="2" table:number-rows-spanned="1"/>
          <table:covered-table-cell table:style-name="ce979"/>
          <table:table-cell table:style-name="ce8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38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77"/>
          <table:table-cell table:style-name="ce8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16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6"/>
          <table:table-cell table:style-name="ce1068" table:content-validation-name="val124" office:value-type="string" calcext:value-type="string">
            <text:p>Tám/kör</text:p>
          </table:table-cell>
          <table:table-cell table:style-name="ce1068" office:value-type="string" calcext:value-type="string">
            <text:p>KÉ</text:p>
          </table:table-cell>
          <table:table-cell table:style-name="ce1068" office:value-type="string" calcext:value-type="string">
            <text:p>TÉ</text:p>
          </table:table-cell>
          <table:table-cell table:style-name="ce106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87" table:content-validation-name="val98" office:value-type="string" calcext:value-type="string">
            <text:p><text:s text:c="3"/>Elsődleges fegyver</text:p>
          </table:table-cell>
          <table:table-cell table:style-name="ce97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87" table:content-validation-name="val98" office:value-type="string" calcext:value-type="string">
            <text:p><text:s text:c="3"/>Másodlagos fegyver</text:p>
          </table:table-cell>
          <table:table-cell table:style-name="ce97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95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60" table:number-columns-repeated="2"/>
          <table:table-cell table:style-name="ce633"/>
          <table:table-cell table:style-name="ce960"/>
          <table:table-cell table:style-name="ce633" table:number-columns-repeated="3"/>
          <table:table-cell table:style-name="ce1252"/>
          <table:table-cell table:style-name="ce826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1"/>
          <table:table-cell table:style-name="ce1031"/>
          <table:table-cell table:style-name="ce1071" office:value-type="string" calcext:value-type="string">
            <text:p>Harckeret</text:p>
          </table:table-cell>
          <table:table-cell table:style-name="ce107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6"/>
          <table:table-cell table:number-columns-repeated="238"/>
        </table:table-row>
        <table:table-row table:style-name="ro3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6" table:number-columns-spanned="2" table:number-rows-spanned="1"/>
          <table:covered-table-cell table:style-name="ce9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295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95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03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03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26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3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6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09" table:content-validation-name="val170" table:formula="of:=IF([.$B$54]&gt;0;[.O$61];0)" office:value-type="float" office:value="0" calcext:value-type="float">
            <text:p>0</text:p>
          </table:table-cell>
          <table:table-cell table:style-name="ce1309" table:formula="of:=[.P61]" office:value-type="float" office:value="0" calcext:value-type="float">
            <text:p>0</text:p>
          </table:table-cell>
          <table:table-cell table:style-name="ce907"/>
          <table:table-cell table:style-name="ce1033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52"/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2" office:value-type="string" calcext:value-type="string">
            <text:p>Szúró</text:p>
          </table:table-cell>
          <table:table-cell table:style-name="ce10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0" table:content-validation-name="val116" table:number-columns-spanned="2" table:number-rows-spanned="1"/>
          <table:covered-table-cell table:style-name="ce990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16" table:number-columns-repeated="2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913"/>
          <table:table-cell table:style-name="ce721"/>
          <table:table-cell table:style-name="ce826" table:number-columns-repeated="2"/>
          <table:table-cell table:number-columns-repeated="3"/>
          <table:table-cell table:style-name="ce826"/>
          <table:table-cell table:style-name="ce1218"/>
          <table:table-cell table:style-name="ce816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8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6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3"/>
          <table:table-cell table:style-name="Default" table:number-columns-repeated="3"/>
          <table:table-cell table:style-name="ce1033" table:number-columns-repeated="2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66"/>
          <table:table-cell table:style-name="ce710"/>
          <table:table-cell table:style-name="ce773"/>
          <table:table-cell table:style-name="ce902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68"/>
          <table:table-cell table:style-name="ce716"/>
          <table:table-cell table:style-name="ce777"/>
          <table:table-cell table:style-name="ce903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5"/>
          <table:table-cell table:style-name="ce719"/>
          <table:table-cell table:style-name="ce778"/>
          <table:table-cell table:style-name="ce904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6"/>
          <table:table-cell table:style-name="ce725"/>
          <table:table-cell table:style-name="ce780"/>
          <table:table-cell table:style-name="ce911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7"/>
          <table:table-cell table:style-name="ce727"/>
          <table:table-cell table:style-name="ce781"/>
          <table:table-cell table:style-name="ce912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3"/>
          <table:covered-table-cell table:style-name="ce825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3"/>
          <table:table-cell table:style-name="ce816" table:number-columns-repeated="6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/>
          <table:table-cell table:style-name="ce556"/>
          <table:table-cell table:style-name="ce816" table:number-columns-repeated="13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65465">
          <table:table-cell table:style-name="ce816" table:number-columns-repeated="15"/>
          <table:table-cell table:style-name="ce952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9">
          <table:table-cell table:style-name="ce816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table:table-column table:style-name="co68" table:default-cell-style-name="ce306"/>
        <table:table-column table:style-name="co69" table:default-cell-style-name="ce306"/>
        <table:table-column table:style-name="co70" table:default-cell-style-name="ce306"/>
        <table:table-column table:style-name="co71" table:default-cell-style-name="ce306"/>
        <table:table-column table:style-name="co72" table:default-cell-style-name="ce306"/>
        <table:table-column table:style-name="co73" table:default-cell-style-name="ce306"/>
        <table:table-column table:style-name="co74" table:default-cell-style-name="ce306"/>
        <table:table-column table:style-name="co75" table:default-cell-style-name="ce306"/>
        <table:table-column table:style-name="co76" table:default-cell-style-name="ce306"/>
        <table:table-column table:style-name="co77" table:default-cell-style-name="ce306"/>
        <table:table-column table:style-name="co78" table:default-cell-style-name="ce306"/>
        <table:table-column table:style-name="co41" table:default-cell-style-name="ce306"/>
        <table:table-column table:style-name="co79" table:default-cell-style-name="ce306"/>
        <table:table-column table:style-name="co80" table:default-cell-style-name="ce641"/>
        <table:table-column table:style-name="co96" table:default-cell-style-name="ce306"/>
        <table:table-column table:style-name="co39" table:number-columns-repeated="2" table:default-cell-style-name="ce306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28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36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96" table:content-validation-name="val173"/>
          <table:covered-table-cell table:style-name="ce518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36" table:content-validation-name="val173" table:number-columns-spanned="4" table:number-rows-spanned="1"/>
          <table:covered-table-cell table:style-name="ce1447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36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Szféra, Arkánum, Slan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18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1131" office:value-type="string" calcext:value-type="string" table:number-columns-spanned="6" table:number-rows-spanned="1">
            <text:p><text:span text:style-name="T56">Speciális diszciplínák, pszí fortélyok </text:span><text:span text:style-name="T57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43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6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6">Pszi alkalmazás (fortély) </text:span><text:span text:style-name="T57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2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8">Pszí-iskola (képzettség) </text:span><text:span text:style-name="T59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2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39">
          <table:table-cell table:style-name="ce1363" table:content-validation-name="val60" table:number-columns-spanned="13" table:number-rows-spanned="1"/>
          <table:covered-table-cell table:number-columns-repeated="11" table:style-name="ce1363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96"/>
        <table:table-column table:style-name="co58" table:default-cell-style-name="ce306"/>
        <table:table-column table:style-name="co39" table:number-columns-repeated="4" table:default-cell-style-name="ce306"/>
        <table:table-column table:style-name="co59" table:default-cell-style-name="ce306"/>
        <table:table-column table:style-name="co60" table:default-cell-style-name="ce306"/>
        <table:table-column table:style-name="co39" table:number-columns-repeated="6" table:default-cell-style-name="ce306"/>
        <table:table-column table:style-name="co61" table:default-cell-style-name="ce306"/>
        <table:table-column table:style-name="co39" table:number-columns-repeated="241" table:default-cell-style-name="ce306"/>
        <table:table-column table:style-name="co14" table:number-columns-repeated="16128" table:default-cell-style-name="ce306"/>
        <table:table-row table:style-name="ro14">
          <table:table-cell table:style-name="ce15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4"/>
          <table:table-cell table:style-name="ce1561" office:value-type="string" calcext:value-type="string">
            <text:p>Fegyver</text:p>
          </table:table-cell>
          <table:table-cell table:style-name="ce1648" office:value-type="string" calcext:value-type="string">
            <text:p>Típus</text:p>
          </table:table-cell>
          <table:table-cell table:style-name="ce1561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office:value-type="string" calcext:value-type="string">
            <text:p>Íves</text:p>
          </table:table-cell>
          <table:table-cell table:style-name="ce1688" office:value-type="string" calcext:value-type="string">
            <text:p>1,5 kezes</text:p>
          </table:table-cell>
          <table:table-cell table:style-name="ce1672" office:value-type="string" calcext:value-type="string">
            <text:p>Pengehossz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TÉ</text:p>
          </table:table-cell>
          <table:table-cell table:style-name="ce1672" office:value-type="string" calcext:value-type="string">
            <text:p>VÉ</text:p>
          </table:table-cell>
          <table:table-cell table:style-name="ce1672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720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2">
          <table:table-cell table:style-name="ce1555" office:value-type="string" calcext:value-type="string">
            <text:p>Közelharci fegyverek</text:p>
          </table:table-cell>
          <table:table-cell table:style-name="ce1562" office:value-type="string" calcext:value-type="string">
            <text:p><text:s/>__</text:p>
          </table:table-cell>
          <table:table-cell table:style-name="ce1649"/>
          <table:table-cell table:number-columns-repeated="3" table:style-name="ce1649" office:value-type="string" calcext:value-type="string">
            <text:p>N/A</text:p>
          </table:table-cell>
          <table:table-cell table:style-name="ce1562"/>
          <table:table-cell table:style-name="ce1689"/>
          <table:table-cell table:number-columns-repeated="5" table:style-name="ce1649" office:value-type="string" calcext:value-type="string">
            <text:p>N/A</text:p>
          </table:table-cell>
          <table:table-cell table:style-name="ce1562" table:number-columns-repeated="2"/>
          <table:table-cell table:style-name="ce1771" table:number-columns-repeated="241"/>
          <table:table-cell table:number-columns-repeated="16128"/>
        </table:table-row>
        <table:table-row table:style-name="ro15">
          <table:table-cell/>
          <table:table-cell table:style-name="ce1563" office:value-type="string" calcext:value-type="string">
            <text:p>Puszta kéz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-5" calcext:value-type="float">
            <text:p>-5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92"/>
          <table:table-cell table:style-name="ce1700" office:value-type="float" office:value="0" calcext:value-type="float">
            <text:p>0</text:p>
          </table:table-cell>
          <table:table-cell table:number-columns-repeated="3" table:style-name="ce1650" office:value-type="float" office:value="-10" calcext:value-type="float">
            <text:p>-10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Tő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54"/>
          <table:table-cell table:style-name="ce1565" office:value-type="string" calcext:value-type="string">
            <text:p>Béltépő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Dzsambi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Garott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string" calcext:value-type="string">
            <text:p>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string" calcext:value-type="string">
            <text:p>spec.</text:p>
          </table:table-cell>
          <table:table-cell table:number-columns-repeated="3"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-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risz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Levéltőr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Markolatgomb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Méregfog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number-columns-repeated="2" table:style-name="ce1660" office:value-type="float" office:value="3" calcext:value-type="float">
            <text:p>3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Pugos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3" calcext:value-type="float">
            <text:p>3</text:p>
          </table:table-cell>
          <table:table-cell table:number-columns-repeated="3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65" office:value-type="string" calcext:value-type="string">
            <text:p>Tőr, hárít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6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Tőr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Tőr, ököl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2">
          <table:table-cell table:style-name="ce1556"/>
          <table:table-cell table:style-name="ce1635" office:value-type="string" calcext:value-type="string">
            <text:p>Tőr, páncélszúr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73" office:value-type="string" calcext:value-type="string">
            <text:p>5+Erő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565" office:value-type="string" calcext:value-type="string">
            <text:p>Tőr, Sla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1">
          <table:table-cell table:style-name="ce1447"/>
          <table:table-cell table:style-name="ce1637" office:value-type="string" calcext:value-type="string">
            <text:p>Vasököl / páncélkesztyű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11" office:value-type="string" calcext:value-type="string">
            <text:p>közelharc</text:p>
          </table:table-cell>
          <table:table-cell table:style-name="ce1748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7">
          <table:table-cell table:style-name="ce1555" office:value-type="string" calcext:value-type="string">
            <text:p>Kardvívó fegyverek</text:p>
          </table:table-cell>
          <table:table-cell table:style-name="ce1563" office:value-type="string" calcext:value-type="string">
            <text:p>Kard, dzsenn szably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V/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692"/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number-columns-repeated="2" table:style-name="ce1650" office:value-type="float" office:value="15" calcext:value-type="float">
            <text:p>15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emreli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number-columns-repeated="2"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/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ard, fejvadás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74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65" office:value-type="string" calcext:value-type="string">
            <text:p>Kard, handzsá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hiequa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/V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hosszú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jatagá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68" office:value-type="string" calcext:value-type="string">
            <text:p><text:span text:style-name="T61"> </text:span><text:span text:style-name="T62">V/S</text:span>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65" office:value-type="string" calcext:value-type="string">
            <text:p>Ka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khossa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68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number-columns-repeated="2" table:style-name="ce1651" office:value-type="float" office:value="11" calcext:value-type="float">
            <text:p>11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La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lovag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ard, másfél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mester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1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65" office:value-type="string" calcext:value-type="string">
            <text:p>Kard, Pu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65" office:value-type="string" calcext:value-type="string">
            <text:p>Kard, Slan 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9" calcext:value-type="float">
            <text:p>19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Kard, Slan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1" calcext:value-type="float">
            <text:p>11</text:p>
          </table:table-cell>
          <table:table-cell table:number-columns-repeated="2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65" office:value-type="string" calcext:value-type="string">
            <text:p>Kard, Slan csata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23" calcext:value-type="float">
            <text:p>23</text:p>
          </table:table-cell>
          <table:table-cell table:style-name="ce1651" office:value-type="float" office:value="17" calcext:value-type="float">
            <text:p>17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56"/>
          <table:table-cell table:style-name="ce1635" office:value-type="string" calcext:value-type="string">
            <text:p>Mara-sequor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,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75">MK, KF</text:span><text:span text:style-name="T76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5">
          <table:table-cell table:style-name="ce1556"/>
          <table:table-cell table:style-name="ce1635" office:value-type="string" calcext:value-type="string">
            <text:p>Meneth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75">KF</text:span><text:span text:style-name="T76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565" office:value-type="string" calcext:value-type="string">
            <text:p>Predoci egyeneskard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Sequor 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52"/>
          <table:table-cell table:style-name="ce1638" office:value-type="string" calcext:value-type="string">
            <text:p>Tőrkard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string" calcext:value-type="string">
            <text:p>S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96"/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number-columns-repeated="2" table:style-name="ce1654" office:value-type="float" office:value="12" calcext:value-type="float">
            <text:p>12</text:p>
          </table:table-cell>
          <table:table-cell table:style-name="ce1654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7">+2</text:span></text:p>
            <text:p><text:span text:style-name="T19">- Zúzó fegyverek ellen VÉ büntetés: </text:span><text:span text:style-name="T77">-8 VÉ</text:span></text:p>
          </table:table-cell>
          <table:table-cell table:style-name="ce1772" table:number-columns-repeated="241"/>
          <table:table-cell table:number-columns-repeated="16128"/>
        </table:table-row>
        <table:table-row table:style-name="ro2">
          <table:table-cell table:style-name="ce1555" office:value-type="string" calcext:value-type="string">
            <text:p>Zúzó fegyverek</text:p>
          </table:table-cell>
          <table:table-cell table:style-name="ce1563" office:value-type="string" calcext:value-type="string">
            <text:p>Bot, rövid</text:p>
          </table:table-cell>
          <table:table-cell table:style-name="ce1650" office:value-type="string" calcext:value-type="string">
            <text:p>egykezes</text:p>
          </table:table-cell>
          <table:table-cell table:style-name="ce1656" office:value-type="float" office:value="-3" calcext:value-type="float">
            <text:p>-3</text:p>
          </table:table-cell>
          <table:table-cell table:style-name="ce1656" office:value-type="string" calcext:value-type="string">
            <text:p>Z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692"/>
          <table:table-cell table:style-name="ce1651" office:value-type="float" office:value="0.5" calcext:value-type="float">
            <text:p>0,5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9" calcext:value-type="float">
            <text:p>9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ot, furkó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-1" calcext:value-type="float">
            <text:p>-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uzogá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6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uzogány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.5" calcext:value-type="float">
            <text:p>1,5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20" calcext:value-type="float">
            <text:p>20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710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uzogány, lánco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5" calcext:value-type="float">
            <text:p>15</text:p>
          </table:table-cell>
          <table:table-cell table:number-columns-repeated="2"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uzogány, shadleki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Buzogány, tolla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,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Csatabárd, egykeze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65" office:value-type="string" calcext:value-type="string">
            <text:p>Csatabá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.5" calcext:value-type="float">
            <text:p>1,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Csatacsákány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,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zúzás</text:p>
          </table:table-cell>
          <table:table-cell table:style-name="ce175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2"/>
          <table:table-cell table:style-name="ce1638" office:value-type="string" calcext:value-type="string">
            <text:p>Harci kalapács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96"/>
          <table:table-cell table:style-name="ce1655" office:value-type="float" office:value="1.5" calcext:value-type="float">
            <text:p>1,5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20" calcext:value-type="float">
            <text:p>20</text:p>
          </table:table-cell>
          <table:table-cell table:number-columns-repeated="2" table:style-name="ce165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style-name="ce1772" table:number-columns-repeated="241"/>
          <table:table-cell table:number-columns-repeated="16128"/>
        </table:table-row>
        <table:table-row table:style-name="ro2">
          <table:table-cell table:style-name="ce1555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6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+Z/V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92"/>
          <table:table-cell table:style-name="ce1652" office:value-type="float" office:value="3" calcext:value-type="float">
            <text:p>3</text:p>
          </table:table-cell>
          <table:table-cell table:style-name="ce1656" office:value-type="float" office:value="12" calcext:value-type="float">
            <text:p>12</text:p>
          </table:table-cell>
          <table:table-cell table:number-columns-repeated="2" table:style-name="ce1656" office:value-type="float" office:value="28" calcext:value-type="float">
            <text:p>28</text:p>
          </table:table-cell>
          <table:table-cell table:style-name="ce1656" office:value-type="float" office:value="8" calcext:value-type="float">
            <text:p>8</text:p>
          </table:table-cell>
          <table:table-cell table:style-name="ce1710" office:value-type="string" calcext:value-type="string">
            <text:p>lándzsavívás</text:p>
          </table:table-cell>
          <table:table-cell table:style-name="ce1756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556"/>
          <table:table-cell table:style-name="ce1635" office:value-type="string" calcext:value-type="string">
            <text:p>Bot, hosszú</text:p>
          </table:table-cell>
          <table:table-cell table:style-name="ce1652" office:value-type="string" calcext:value-type="string">
            <text:p>két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24" calcext:value-type="float">
            <text:p>24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0">
          <table:table-cell table:style-name="ce1556"/>
          <table:table-cell table:style-name="ce1635" office:value-type="string" calcext:value-type="string">
            <text:p>Lándzs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number-columns-repeated="2" table:style-name="ce1652" office:value-type="float" office:value="32" calcext:value-type="float">
            <text:p>3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0">
          <table:table-cell table:style-name="ce1556"/>
          <table:table-cell table:style-name="ce1635" office:value-type="string" calcext:value-type="string">
            <text:p>Pik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number-columns-repeated="2" table:style-name="ce1652" office:value-type="float" office:value="40" calcext:value-type="float">
            <text:p>40</text:p>
          </table:table-cell>
          <table:table-cell table:style-name="ce1652" office:value-type="float" office:value="9" calcext:value-type="float">
            <text:p>9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556"/>
          <table:table-cell table:style-name="ce1635" office:value-type="string" calcext:value-type="string">
            <text:p>Szigo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7" calcext:value-type="float">
            <text:p>7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557"/>
          <table:table-cell table:style-name="ce1640" office:value-type="string" calcext:value-type="string">
            <text:p>Szigony, kétkeze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95"/>
          <table:table-cell table:style-name="ce1657" office:value-type="float" office:value="3" calcext:value-type="float">
            <text:p>3</text:p>
          </table:table-cell>
          <table:table-cell table:style-name="ce1657" office:value-type="float" office:value="10" calcext:value-type="float">
            <text:p>10</text:p>
          </table:table-cell>
          <table:table-cell table:style-name="ce1657" office:value-type="float" office:value="22" calcext:value-type="float">
            <text:p>22</text:p>
          </table:table-cell>
          <table:table-cell table:style-name="ce1657" office:value-type="float" office:value="26" calcext:value-type="float">
            <text:p>26</text:p>
          </table:table-cell>
          <table:table-cell table:style-name="ce1657" office:value-type="float" office:value="8" calcext:value-type="float">
            <text:p>8</text:p>
          </table:table-cell>
          <table:table-cell table:style-name="ce1717" office:value-type="string" calcext:value-type="string">
            <text:p>lándzsavívás</text:p>
          </table:table-cell>
          <table:table-cell table:style-name="ce17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559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77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5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number-columns-repeated="2" table:style-name="ce1663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1">
          <table:table-cell table:style-name="ce1560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3" calcext:value-type="float">
            <text:p>3</text:p>
          </table:table-cell>
          <table:table-cell table:style-name="ce1677" table:number-columns-repeated="2"/>
          <table:table-cell table:style-name="ce1664" office:value-type="string" calcext:value-type="string">
            <text:p>5m + (Erő x 3)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3" calcext:value-type="float">
            <text:p>3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8" office:value-type="string" calcext:value-type="string">
            <text:p>hajítás</text:p>
          </table:table-cell>
          <table:table-cell table:style-name="ce1761" office:value-type="string" calcext:value-type="string">
            <text:p>Követelmény: Erő +0</text:p>
            <text:p><text:span text:style-name="T78">Maximális hatótávolsága: </text:span><text:span text:style-name="T79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4"/>
          <table:table-cell table:style-name="ce177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4m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6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54"/>
          <table:table-cell table:style-name="ce1645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15m</text:p>
          </table:table-cell>
          <table:table-cell table:style-name="ce1671" office:value-type="float" office:value="12" calcext:value-type="float">
            <text:p>12</text:p>
          </table:table-cell>
          <table:table-cell table:style-name="ce1671" office:value-type="float" office:value="4" calcext:value-type="float">
            <text:p>4</text:p>
          </table:table-cell>
          <table:table-cell table:style-name="ce164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19" office:value-type="string" calcext:value-type="string">
            <text:p>hajítás</text:p>
          </table:table-cell>
          <table:table-cell table:style-name="ce1763" office:value-type="string" calcext:value-type="string">
            <text:p><text:span text:style-name="T60">Automatikusan jár rá a</text:span></text:p>
            <text:p><text:span text:style-name="T60">Közeli lövés fortélynál leírt +10CÉ bónusz</text:span></text:p>
            <text:p><text:span text:style-name="T60">Ha a célpont Cellaszáma 1.</text:span></text:p>
            <text:p><text:span text:style-name="T6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10" calcext:value-type="float">
            <text:p>-10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0"/>
          <table:table-cell table:style-name="ce1646" office:value-type="string" calcext:value-type="string">
            <text:p>Lassz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4" office:value-type="string" calcext:value-type="string">
            <text:p>-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10m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5" table:number-columns-repeated="241"/>
          <table:table-cell table:number-columns-repeated="16128"/>
        </table:table-row>
        <table:table-row table:style-name="ro23">
          <table:table-cell/>
          <table:table-cell table:style-name="ce1646" office:value-type="string" calcext:value-type="string">
            <text:p>Parittya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70m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0m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5" calcext:value-type="float">
            <text:p>-5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9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2">
          <table:table-cell table:style-name="ce1447"/>
          <table:table-cell table:style-name="ce1647" office:value-type="string" calcext:value-type="string">
            <text:p>Tőr</text:p>
          </table:table-cell>
          <table:table-cell table:style-name="ce1647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81" table:number-columns-repeated="2"/>
          <table:table-cell table:style-name="ce1666" office:value-type="string" calcext:value-type="string">
            <text:p>10m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float" office:value="2" calcext:value-type="float">
            <text:p>2</text:p>
          </table:table-cell>
          <table:table-cell table:style-name="ce1647" office:value-type="float" office:value="2" calcext:value-type="float">
            <text:p>2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55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84"/>
          <table:table-cell table:style-name="ce1697"/>
          <table:table-cell table:style-name="ce1663" office:value-type="string" calcext:value-type="string">
            <text:p>60m</text:p>
          </table:table-cell>
          <table:table-cell table:number-columns-repeated="2" table:style-name="ce1663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5" calcext:value-type="float">
            <text:p>5</text:p>
          </table:table-cell>
          <table:table-cell table:style-name="ce1709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80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3" calcext:value-type="float">
            <text:p>3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6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80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Fúvócső, kicsi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string" calcext:value-type="string">
            <text:p>spec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16m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0"/>
          <table:table-cell table:style-name="ce1646" office:value-type="string" calcext:value-type="string">
            <text:p>Fúvócső, vadász</text:p>
          </table:table-cell>
          <table:table-cell table:style-name="ce1646" office:value-type="string" calcext:value-type="string">
            <text:p>kétkezes</text:p>
          </table:table-cell>
          <table:table-cell table:style-name="ce1664" office:value-type="float" office:value="-10" calcext:value-type="float">
            <text:p>-1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30m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0" calcext:value-type="float">
            <text:p>1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íjászat</text:p>
          </table:table-cell>
          <table:table-cell table:style-name="ce1765"/>
          <table:table-cell table:style-name="ce1775" table:number-columns-repeated="241"/>
          <table:table-cell table:number-columns-repeated="16128"/>
        </table:table-row>
        <table:table-row table:style-name="ro2">
          <table:table-cell table:style-name="ce1555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9" calcext:value-type="float">
            <text:p>9</text:p>
          </table:table-cell>
          <table:table-cell table:style-name="ce1709" office:value-type="string" calcext:value-type="string">
            <text:p>lövészet</text:p>
          </table:table-cell>
          <table:table-cell table:style-name="ce17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8" calcext:value-type="float">
            <text:p>8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15" calcext:value-type="float">
            <text:p>15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5" office:value-type="float" office:value="20" calcext:value-type="float">
            <text:p>2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47"/>
          <table:table-cell table:style-name="ce1647" office:value-type="string" calcext:value-type="string">
            <text:p>Aquir nyílpuska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string" calcext:value-type="string">
            <text:p>halál / +6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0" calcext:value-type="float">
            <text:p>20</text:p>
          </table:table-cell>
          <table:table-cell table:style-name="ce1681" table:number-columns-repeated="2"/>
          <table:table-cell table:style-name="ce1666" office:value-type="string" calcext:value-type="string">
            <text:p>50m</text:p>
          </table:table-cell>
          <table:table-cell table:style-name="ce1647" office:value-type="float" office:value="8" calcext:value-type="float">
            <text:p>8</text:p>
          </table:table-cell>
          <table:table-cell table:style-name="ce1647" office:value-type="float" office:value="16" calcext:value-type="float">
            <text:p>16</text:p>
          </table:table-cell>
          <table:table-cell table:style-name="ce1647" office:value-type="float" office:value="4" calcext:value-type="float">
            <text:p>4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81">* Halálos hatása csak aquir kézben érvényesül</text:span></text:p>
            <text:p><text:span text:style-name="T81">** Páncéltörő</text:span></text:p>
          </table:table-cell>
          <table:table-cell table:style-name="ce1768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554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659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1" table:default-cell-style-name="ce1481"/>
        <table:table-column table:style-name="co102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3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56"/>
          <table:covered-table-cell table:style-name="ce1421"/>
          <table:table-cell table:style-name="ce647"/>
          <table:table-cell table:number-columns-repeated="3"/>
        </table:table-row>
        <table:table-row table:style-name="ro28">
          <table:table-cell table:style-name="ce1464"/>
          <table:table-cell table:style-name="ce1413"/>
          <table:table-cell table:style-name="ce647"/>
          <table:table-cell table:style-name="ce1413"/>
          <table:table-cell table:style-name="ce1556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Harcmodorok </text:span><text:span text:style-name="T8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7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88"><text:a xlink:href="https://github.com/kaktusztea/km100/blob/master/md/kepzettsegek/szakma.md" xlink:type="simple">Szakma</text:a></text:span><text:span text:style-name="T88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8"><text:a xlink:href="https://github.com/kaktusztea/km100/blob/master/md/kepzettsegek/osi_nyelv_ismerete.md" xlink:type="simple">Ősi nyelv ismerete</text:a></text:span><text:span text:style-name="T8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Anyag szféra </text:span><text:span text:style-name="T8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9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9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1" table:default-cell-style-name="ce1839"/>
        <table:table-column table:style-name="co82" table:default-cell-style-name="ce1847"/>
        <table:table-column table:style-name="co83" table:default-cell-style-name="ce1839"/>
        <table:table-column table:style-name="co86" table:default-cell-style-name="ce1895"/>
        <table:table-column table:style-name="co14" table:default-cell-style-name="ce1839"/>
        <table:table-column table:style-name="co87" table:default-cell-style-name="ce1839"/>
        <table:table-column table:style-name="co88" table:default-cell-style-name="ce1839"/>
        <table:table-column table:style-name="co89" table:default-cell-style-name="ce1900"/>
        <table:table-column table:style-name="co90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14" table:default-cell-style-name="ce1839"/>
        <table:table-row table:style-name="ro28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6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2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82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6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82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82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82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82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82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85">➖➖ Vegyes</text:span><text:span text:style-name="T86"> </text:span><text:span text:style-name="T87">➖➖</text:span></text:p>
          </table:table-cell>
          <table:table-cell table:number-columns-repeated="2"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36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82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/>
          <table:table-cell table:style-name="ce1847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85">➖➖ Varázslási módszerek</text:span><text:span text:style-name="T86"> </text:span><text:span text:style-name="T87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8" office:value-type="string" calcext:value-type="string">
            <text:p>Karakter pontok (KP) elosztása </text:p>
          </table:table-cell>
          <table:table-cell table:style-name="ce1908"/>
          <table:table-cell table:number-columns-repeated="16382"/>
        </table:table-row>
        <table:table-row table:style-name="ro20">
          <table:table-cell/>
          <table:table-cell table:style-name="ce190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909"/>
          <table:table-cell table:number-columns-repeated="16382"/>
        </table:table-row>
        <table:table-row table:style-name="ro25">
          <table:table-cell/>
          <table:table-cell table:style-name="ce1909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909"/>
          <table:table-cell table:number-columns-repeated="16382"/>
        </table:table-row>
        <table:table-row table:style-name="ro25">
          <table:table-cell/>
          <table:table-cell table:style-name="ce19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09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909"/>
          <table:table-cell table:number-columns-repeated="16382"/>
        </table:table-row>
        <table:table-row table:style-name="ro25">
          <table:table-cell/>
          <table:table-cell table:style-name="ce190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09"/>
          <table:table-cell table:number-columns-repeated="16382"/>
        </table:table-row>
        <table:table-row table:style-name="ro20">
          <table:table-cell table:style-name="ce190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909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90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10" table:default-cell-style-name="ce376"/>
        <table:table-row table:style-name="ro2">
          <table:table-cell table:style-name="ce1879" office:value-type="string" calcext:value-type="string">
            <text:p>V8.6.8</text:p>
          </table:table-cell>
        </table:table-row>
        <table:table-row table:style-name="ro2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7</text:p>
          </table:table-cell>
        </table:table-row>
        <table:table-row table:style-name="ro2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80" office:value-type="string" calcext:value-type="string">
            <text:p>* Tradíció lista frissítve</text:p>
          </table:table-cell>
        </table:table-row>
        <table:table-row table:style-name="ro2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6</text:p>
          </table:table-cell>
        </table:table-row>
        <table:table-row table:style-name="ro2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5</text:p>
          </table:table-cell>
        </table:table-row>
        <table:table-row table:style-name="ro2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4</text:p>
          </table:table-cell>
        </table:table-row>
        <table:table-row table:style-name="ro2">
          <table:table-cell table:style-name="ce1880" office:value-type="string" calcext:value-type="string">
            <text:p>* KP Alap megszűnt</text:p>
          </table:table-cell>
        </table:table-row>
        <table:table-row table:style-name="ro2">
          <table:table-cell table:style-name="ce1880" office:value-type="string" calcext:value-type="string">
            <text:p>* KP / Szint: 50 + Intelligencia</text:p>
          </table:table-cell>
        </table:table-row>
        <table:table-row table:style-name="ro2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0" office:value-type="string" calcext:value-type="string">
            <text:p>* Új Leíró Hátterek</text:p>
          </table:table-cell>
        </table:table-row>
        <table:table-row table:style-name="ro2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3</text:p>
          </table:table-cell>
        </table:table-row>
        <table:table-row table:style-name="ro2">
          <table:table-cell table:style-name="ce1880" office:value-type="string" calcext:value-type="string">
            <text:p>* Helyismeret db számláló</text:p>
          </table:table-cell>
        </table:table-row>
        <table:table-row table:style-name="ro2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0" office:value-type="string" calcext:value-type="string">
            <text:p>* Leíró Hátterek bekerültek</text:p>
          </table:table-cell>
        </table:table-row>
        <table:table-row table:style-name="ro2">
          <table:table-cell table:style-name="ce1880" office:value-type="string" calcext:value-type="string">
            <text:p>* Vadember fortély bekerül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2</text:p>
          </table:table-cell>
        </table:table-row>
        <table:table-row table:style-name="ro2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1</text:p>
          </table:table-cell>
        </table:table-row>
        <table:table-row table:style-name="ro2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0" office:value-type="string" calcext:value-type="string">
            <text:p>* rengeteg apró javít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0</text:p>
          </table:table-cell>
        </table:table-row>
        <table:table-row table:style-name="ro2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0" office:value-type="string" calcext:value-type="string">
            <text:p>* Data fül teljes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1</text:p>
          </table:table-cell>
        </table:table-row>
        <table:table-row table:style-name="ro2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0 – 1K</text:p>
          </table:table-cell>
        </table:table-row>
        <table:table-row table:style-name="ro2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0" office:value-type="string" calcext:value-type="string">
            <text:p>* SFÉ számítása automatikus</text:p>
          </table:table-cell>
        </table:table-row>
        <table:table-row table:style-name="ro2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2</text:p>
          </table:table-cell>
        </table:table-row>
        <table:table-row table:style-name="ro2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1</text:p>
          </table:table-cell>
        </table:table-row>
        <table:table-row table:style-name="ro2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0" office:value-type="string" calcext:value-type="string">
            <text:p>* Szakma lista</text:p>
          </table:table-cell>
        </table:table-row>
        <table:table-row table:style-name="ro2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0</text:p>
          </table:table-cell>
        </table:table-row>
        <table:table-row table:style-name="ro2">
          <table:table-cell table:style-name="ce1880" office:value-type="string" calcext:value-type="string">
            <text:p>* Történelemismeret: Átfogó</text:p>
          </table:table-cell>
        </table:table-row>
        <table:table-row table:style-name="ro2">
          <table:table-cell table:style-name="ce1880" office:value-type="string" calcext:value-type="string">
            <text:p>* Műveltség: Átlagos (új)</text:p>
          </table:table-cell>
        </table:table-row>
        <table:table-row table:style-name="ro2">
          <table:table-cell table:style-name="ce1880" office:value-type="string" calcext:value-type="string">
            <text:p>* Irodalom-ismeret megszűnt</text:p>
          </table:table-cell>
        </table:table-row>
        <table:table-row table:style-name="ro2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6</text:p>
          </table:table-cell>
        </table:table-row>
        <table:table-row table:style-name="ro2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4</text:p>
          </table:table-cell>
        </table:table-row>
        <table:table-row table:style-name="ro2">
          <table:table-cell table:style-name="ce1880" office:value-type="string" calcext:value-type="string">
            <text:p>* Fülek átnevezése, színezése</text:p>
          </table:table-cell>
        </table:table-row>
        <table:table-row table:style-name="ro2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3</text:p>
          </table:table-cell>
        </table:table-row>
        <table:table-row table:style-name="ro2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Új fül: Fortélyok</text:p>
          </table:table-cell>
        </table:table-row>
        <table:table-row table:style-name="ro2">
          <table:table-cell table:style-name="ce1879"/>
        </table:table-row>
        <table:table-row table:style-name="ro2">
          <table:table-cell table:style-name="ce1879" office:value-type="string" calcext:value-type="string">
            <text:p>V8.2.2</text:p>
          </table:table-cell>
        </table:table-row>
        <table:table-row table:style-name="ro2">
          <table:table-cell table:style-name="ce1880" office:value-type="string" calcext:value-type="string">
            <text:p>* Új betűtípus: Avenir</text:p>
          </table:table-cell>
        </table:table-row>
        <table:table-row table:style-name="ro2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0</text:p>
          </table:table-cell>
        </table:table-row>
        <table:table-row table:style-name="ro2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0" office:value-type="string" calcext:value-type="string">
            <text:p>* Kétkezes harc táblázat</text:p>
          </table:table-cell>
        </table:table-row>
        <table:table-row table:style-name="ro2">
          <table:table-cell table:style-name="ce1880" office:value-type="string" calcext:value-type="string">
            <text:p>* Páncélok, vértek tábl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1</text:p>
          </table:table-cell>
        </table:table-row>
        <table:table-row table:style-name="ro2">
          <table:table-cell table:style-name="ce1880" office:value-type="string" calcext:value-type="string">
            <text:p>* Max szint: 21</text:p>
          </table:table-cell>
        </table:table-row>
        <table:table-row table:style-name="ro2">
          <table:table-cell table:style-name="ce1880" office:value-type="string" calcext:value-type="string">
            <text:p>* KP Alap: 150</text:p>
          </table:table-cell>
        </table:table-row>
        <table:table-row table:style-name="ro2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0</text:p>
          </table:table-cell>
        </table:table-row>
        <table:table-row table:style-name="ro2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5</text:p>
          </table:table-cell>
        </table:table-row>
        <table:table-row table:style-name="ro2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0" office:value-type="string" calcext:value-type="string">
            <text:p>* KP maradt warning formázás</text:p>
          </table:table-cell>
        </table:table-row>
        <table:table-row table:style-name="ro2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1</text:p>
          </table:table-cell>
        </table:table-row>
        <table:table-row table:style-name="ro2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0</text:p>
          </table:table-cell>
        </table:table-row>
        <table:table-row table:style-name="ro2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0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3</text:p>
          </table:table-cell>
        </table:table-row>
        <table:table-row table:style-name="ro2">
          <table:table-cell table:style-name="ce1880" office:value-type="string" calcext:value-type="string">
            <text:p>* Új érték: Aura (3.fül)</text:p>
          </table:table-cell>
        </table:table-row>
        <table:table-row table:style-name="ro2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2</text:p>
          </table:table-cell>
        </table:table-row>
        <table:table-row table:style-name="ro2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1</text:p>
          </table:table-cell>
        </table:table-row>
        <table:table-row table:style-name="ro2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</text:p>
          </table:table-cell>
        </table:table-row>
        <table:table-row table:style-name="ro2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8</text:p>
          </table:table-cell>
        </table:table-row>
        <table:table-row table:style-name="ro2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7.1</text:p>
          </table:table-cell>
        </table:table-row>
        <table:table-row table:style-name="ro2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7</text:p>
          </table:table-cell>
        </table:table-row>
        <table:table-row table:style-name="ro2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6.1</text:p>
          </table:table-cell>
        </table:table-row>
        <table:table-row table:style-name="ro2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6</text:p>
          </table:table-cell>
        </table:table-row>
        <table:table-row table:style-name="ro2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5</text:p>
          </table:table-cell>
        </table:table-row>
        <table:table-row table:style-name="ro2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4</text:p>
          </table:table-cell>
        </table:table-row>
        <table:table-row table:style-name="ro2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3" office:value-type="string" calcext:value-type="string">
            <text:p>V7.3</text:p>
          </table:table-cell>
        </table:table-row>
        <table:table-row table:style-name="ro2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2</text:p>
          </table:table-cell>
        </table:table-row>
        <table:table-row table:style-name="ro2">
          <table:table-cell table:style-name="ce18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1</text:p>
          </table:table-cell>
        </table:table-row>
        <table:table-row table:style-name="ro2">
          <table:table-cell table:style-name="ce1881" office:value-type="string" calcext:value-type="string">
            <text:p>* Buzogány harcértéke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0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:</text:span><text:span text:style-name="T100"> Tartós sérülés: +10-50 KP (kézzel beírandó, hozzáadódik a max KP-khoz)</text:span></text:p>
          </table:table-cell>
        </table:table-row>
        <table:table-row table:style-name="ro1">
          <table:table-cell table:style-name="ce188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9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Kiegészítő KP / Szint: (</text:span><text:span text:style-name="T101">20</text:span><text:span text:style-name="T100">+Emlékezet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1 HM = 4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Érzékek KP értéke változott! Összevonásra kerültek.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Vakság: 45KP, Süketség: 35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Mágikus célzás: új harcmodor (Ostromlövészet átment a tartalék oldalra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Erőbónusz: Erő +2 feletti része 1:1-ben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8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Erőbónusz beszámít: (Erő/2) <text:span text:style-name="T102">→ </text:span><text:span text:style-name="T103">lefelé</text:span><text:span text:style-name="T102"> kerekítve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100"> Manőver ismeretek fokai csak +2-t adnak az Ellenpróbánál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7</text:p>
          </table:table-cell>
        </table:table-row>
        <table:table-row table:style-name="ro2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6</text:p>
          </table:table-cell>
        </table:table-row>
        <table:table-row table:style-name="ro2">
          <table:table-cell table:style-name="ce1881" office:value-type="string" calcext:value-type="string">
            <text:p>* Akrobatika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5</text:p>
          </table:table-cell>
        </table:table-row>
        <table:table-row table:style-name="ro2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4</text:p>
          </table:table-cell>
        </table:table-row>
        <table:table-row table:style-name="ro2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3</text:p>
          </table:table-cell>
        </table:table-row>
        <table:table-row table:style-name="ro2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2</text:p>
          </table:table-cell>
        </table:table-row>
        <table:table-row table:style-name="ro2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1" office:value-type="string" calcext:value-type="string">
            <text:p>* Licenc szöveg módosult kicsit</text:p>
          </table:table-cell>
        </table:table-row>
        <table:table-row table:style-name="ro2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1" office:value-type="string" calcext:value-type="string">
            <text:p>* Mágia tradíciókhoz infobox</text:p>
          </table:table-cell>
        </table:table-row>
        <table:table-row table:style-name="ro2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1</text:p>
          </table:table-cell>
        </table:table-row>
        <table:table-row table:style-name="ro2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0</text:p>
          </table:table-cell>
        </table:table-row>
        <table:table-row table:style-name="ro2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9</text:p>
          </table:table-cell>
        </table:table-row>
        <table:table-row table:style-name="ro2">
          <table:table-cell table:style-name="ce1881" office:value-type="string" calcext:value-type="string">
            <text:p>* Kis javításo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8</text:p>
          </table:table-cell>
        </table:table-row>
        <table:table-row table:style-name="ro2">
          <table:table-cell table:style-name="ce1881" office:value-type="string" calcext:value-type="string">
            <text:p>* CC licenc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7</text:p>
          </table:table-cell>
        </table:table-row>
        <table:table-row table:style-name="ro2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6</text:p>
          </table:table-cell>
        </table:table-row>
        <table:table-row table:style-name="ro2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5</text:p>
          </table:table-cell>
        </table:table-row>
        <table:table-row table:style-name="ro2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0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0"> </text:span><text:span text:style-name="T104">→</text:span><text:span text:style-name="T6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104">→</text:span><text:span text:style-name="T6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104">→</text:span><text:span text:style-name="T6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104">→</text:span><text:span text:style-name="T60"> Külső</text:span>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4</text:p>
          </table:table-cell>
        </table:table-row>
        <table:table-row table:style-name="ro2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1" office:value-type="string" calcext:value-type="string">
            <text:p>* 1HM=5KP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3</text:p>
          </table:table-cell>
        </table:table-row>
        <table:table-row table:style-name="ro2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2</text:p>
          </table:table-cell>
        </table:table-row>
        <table:table-row table:style-name="ro2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1</text:p>
          </table:table-cell>
        </table:table-row>
        <table:table-row table:style-name="ro2">
          <table:table-cell table:style-name="ce1885" office:value-type="string" calcext:value-type="string">
            <text:p>* Könnyű KP oszlop javítása</text:p>
          </table:table-cell>
        </table:table-row>
        <table:table-row table:style-name="ro2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0</text:p>
          </table:table-cell>
        </table:table-row>
        <table:table-row table:style-name="ro2">
          <table:table-cell table:style-name="ce1885" office:value-type="string" calcext:value-type="string">
            <text:p>*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9</text:p>
          </table:table-cell>
        </table:table-row>
        <table:table-row table:style-name="ro40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85" office:value-type="string" calcext:value-type="string">
            <text:p>* CHM egyszerűbb neve: CM</text:p>
          </table:table-cell>
        </table:table-row>
        <table:table-row table:style-name="ro2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8</text:p>
          </table:table-cell>
        </table:table-row>
        <table:table-row table:style-name="ro2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7</text:p>
          </table:table-cell>
        </table:table-row>
        <table:table-row table:style-name="ro2">
          <table:table-cell table:style-name="ce1885" office:value-type="string" calcext:value-type="string">
            <text:p>* Mana korlát eltörlése</text:p>
          </table:table-cell>
        </table:table-row>
        <table:table-row table:style-name="ro2">
          <table:table-cell table:style-name="ce1885" office:value-type="string" calcext:value-type="string">
            <text:p>* Mágia tradíciók: 50KP</text:p>
          </table:table-cell>
        </table:table-row>
        <table:table-row table:style-name="ro2">
          <table:table-cell table:style-name="ce1885" office:value-type="string" calcext:value-type="string">
            <text:p>* KÉ-be ismét beszámít a TSZ</text:p>
          </table:table-cell>
        </table:table-row>
        <table:table-row table:style-name="ro2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85" office:value-type="string" calcext:value-type="string">
            <text:p>* KP/szint: 80KP (eddig 70 volt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6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5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4</text:p>
          </table:table-cell>
        </table:table-row>
        <table:table-row table:style-name="ro2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3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2</text:p>
          </table:table-cell>
        </table:table-row>
        <table:table-row table:style-name="ro2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1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0</text:p>
          </table:table-cell>
        </table:table-row>
        <table:table-row table:style-name="ro2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85" office:value-type="string" calcext:value-type="string">
            <text:p>* Belharc harcmodor törölve</text:p>
          </table:table-cell>
        </table:table-row>
        <table:table-row table:style-name="ro2">
          <table:table-cell table:style-name="ce1885" office:value-type="string" calcext:value-type="string">
            <text:p>* Fortély cellák átalak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9</text:p>
          </table:table-cell>
        </table:table-row>
        <table:table-row table:style-name="ro2">
          <table:table-cell table:style-name="ce1885" office:value-type="string" calcext:value-type="string">
            <text:p>* KP/Szint = 70 + Intelligencia</text:p>
          </table:table-cell>
        </table:table-row>
        <table:table-row table:style-name="ro2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8</text:p>
          </table:table-cell>
        </table:table-row>
        <table:table-row table:style-name="ro2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7</text:p>
          </table:table-cell>
        </table:table-row>
        <table:table-row table:style-name="ro2">
          <table:table-cell table:style-name="ce1885" office:value-type="string" calcext:value-type="string">
            <text:p>* Max egyfajta HM hiba jav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6</text:p>
          </table:table-cell>
        </table:table-row>
        <table:table-row table:style-name="ro2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3.5</text:p>
          </table:table-cell>
        </table:table-row>
        <table:table-row table:style-name="ro2">
          <table:table-cell table:style-name="ce1890" office:value-type="string" calcext:value-type="string">
            <text:p>* 1ψP = 2KP</text:p>
          </table:table-cell>
        </table:table-row>
        <table:table-row table:style-name="ro2">
          <table:table-cell table:style-name="ce1890" office:value-type="string" calcext:value-type="string">
            <text:p>* 1 MP = 3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4</text:p>
          </table:table-cell>
        </table:table-row>
        <table:table-row table:style-name="ro2">
          <table:table-cell table:style-name="ce1885" office:value-type="string" calcext:value-type="string">
            <text:p>* Apró javítások</text:p>
          </table:table-cell>
        </table:table-row>
        <table:table-row table:style-name="ro2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3</text:p>
          </table:table-cell>
        </table:table-row>
        <table:table-row table:style-name="ro2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0" office:value-type="string" calcext:value-type="string">
            <text:p>* 1 CHM = 4KP</text:p>
          </table:table-cell>
        </table:table-row>
        <table:table-row table:style-name="ro2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0" office:value-type="string" calcext:value-type="string">
            <text:p>* 5HM-&gt;3HM másra</text:p>
          </table:table-cell>
        </table:table-row>
        <table:table-row table:style-name="ro2">
          <table:table-cell table:style-name="ce1890" office:value-type="string" calcext:value-type="string">
            <text:p>* 4HM-&gt;2HM másra</text:p>
          </table:table-cell>
        </table:table-row>
        <table:table-row table:style-name="ro2">
          <table:table-cell table:style-name="ce1890" office:value-type="string" calcext:value-type="string">
            <text:p>* 3HM-&gt;1HM másr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1</text:p>
          </table:table-cell>
        </table:table-row>
        <table:table-row table:style-name="ro2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8, V2.9</text:p>
          </table:table-cell>
        </table:table-row>
        <table:table-row table:style-name="ro2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7</text:p>
          </table:table-cell>
        </table:table-row>
        <table:table-row table:style-name="ro2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0" office:value-type="string" calcext:value-type="string">
            <text:p>* Életerő táblázat bekerült</text:p>
          </table:table-cell>
        </table:table-row>
        <table:table-row table:style-name="ro2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6</text:p>
          </table:table-cell>
        </table:table-row>
        <table:table-row table:style-name="ro2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0" office:value-type="string" calcext:value-type="string">
            <text:p>sehol a nyomtatási képből</text:p>
          </table:table-cell>
        </table:table-row>
        <table:table-row table:style-name="ro2">
          <table:table-cell table:style-name="ce1883" office:value-type="string" calcext:value-type="string">
            <text:p>v2.5</text:p>
          </table:table-cell>
        </table:table-row>
        <table:table-row table:style-name="ro2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3</text:p>
          </table:table-cell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3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39"/>
        <table:table-column table:style-name="co112" table:default-cell-style-name="ce1610"/>
        <table:table-column table:style-name="co113" table:default-cell-style-name="ce1839"/>
        <table:table-column table:style-name="co114" table:default-cell-style-name="ce1839"/>
        <table:table-column table:style-name="co113" table:default-cell-style-name="ce1839"/>
        <table:table-column table:style-name="co115" table:default-cell-style-name="ce1839"/>
        <table:table-column table:style-name="co116" table:default-cell-style-name="ce1839"/>
        <table:table-column table:style-name="co117" table:default-cell-style-name="ce1839"/>
        <table:table-column table:style-name="co118" table:default-cell-style-name="ce1839"/>
        <table:table-column table:style-name="co119" table:default-cell-style-name="ce1839"/>
        <table:table-column table:style-name="co120" table:default-cell-style-name="ce1839"/>
        <table:table-column table:style-name="co121" table:default-cell-style-name="ce1839"/>
        <table:table-column table:style-name="co122" table:default-cell-style-name="ce1839"/>
        <table:table-column table:style-name="co123" table:number-columns-repeated="3" table:default-cell-style-name="ce183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46"/>
        <table:table-column table:style-name="co126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6"/>
          <table:covered-table-cell table:style-name="ce2003"/>
          <table:covered-table-cell table:number-columns-repeated="6" table:style-name="ce1996"/>
          <table:covered-table-cell table:number-columns-repeated="3" table:style-name="ce2027"/>
          <table:covered-table-cell table:style-name="ce199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6"/>
          <table:table-cell table:style-name="ce2003"/>
          <table:table-cell table:style-name="ce1996" table:number-columns-repeated="6"/>
          <table:table-cell table:style-name="ce2027" table:number-columns-repeated="3"/>
          <table:table-cell table:style-name="ce199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3" office:value-type="string" calcext:value-type="string">
            <text:p>Szint</text:p>
          </table:table-cell>
          <table:table-cell table:style-name="ce2013" office:value-type="string" calcext:value-type="string" table:number-columns-spanned="2" table:number-rows-spanned="1">
            <text:p>KP</text:p>
          </table:table-cell>
          <table:covered-table-cell table:style-name="ce20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1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1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1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3" office:value-type="string" calcext:value-type="string">
            <text:p>Fok</text:p>
          </table:table-cell>
          <table:table-cell table:style-name="ce19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1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1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1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1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1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1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5"/>
          <table:table-cell table:number-columns-repeated="235"/>
        </table:table-row>
        <table:table-row table:style-name="ro4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1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1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31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31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6" table:number-columns-repeated="3"/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16"/>
          <table:table-cell table:style-name="ce206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3" table:content-validation-name="val187" office:value-type="string" calcext:value-type="string">
            <text:p>Fok</text:p>
          </table:table-cell>
          <table:table-cell table:style-name="ce1993" table:content-validation-name="val187" office:value-type="string" calcext:value-type="string">
            <text:p>Bónusz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52" table:content-validation-name="val60"/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93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16" table:content-validation-name="val60"/>
          <table:table-cell table:style-name="ce199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9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9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9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9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93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8" table:content-validation-name="val60"/>
          <table:table-cell table:style-name="ce1987" table:content-validation-name="val60" table:number-columns-repeated="2"/>
          <table:table-cell table:style-name="ce1847" table:content-validation-name="val60"/>
          <table:table-cell table:style-name="ce2007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16" table:content-validation-name="val60"/>
          <table:covered-table-cell table:style-name="ce95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9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95" table:content-validation-name="val60"/>
          <table:table-cell table:style-name="ce199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95" table:content-validation-name="val60" office:value-type="string" calcext:value-type="string">
            <text:p>Szúró</text:p>
          </table:table-cell>
          <table:table-cell table:style-name="ce1995" table:content-validation-name="val60" office:value-type="string" calcext:value-type="string">
            <text:p>Vágó</text:p>
          </table:table-cell>
          <table:table-cell table:style-name="ce1995" table:content-validation-name="val60" office:value-type="string" calcext:value-type="string">
            <text:p>Zúzó</text:p>
          </table:table-cell>
          <table:table-cell table:style-name="ce199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6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6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6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6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95" table:content-validation-name="val60" office:value-type="string" calcext:value-type="string">
            <text:p>SFÉ</text:p>
          </table:table-cell>
          <table:table-cell table:style-name="ce199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9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1"/>
          <table:table-cell table:style-name="ce1617"/>
          <table:table-cell table:style-name="Default" table:number-columns-repeated="3"/>
          <table:table-cell table:style-name="ce2007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style-name="ce2007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style-name="ce2007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931"/>
          <table:table-cell table:style-name="ce1958"/>
          <table:table-cell table:style-name="ce1987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931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6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00.00.00</text:date>, <text:time style:data-style-name="N2" text:time-value="13:52:00.0516086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9T13:52:40.421715885</dc:date>
    <meta:editing-cycles>728</meta:editing-cycles>
    <meta:editing-duration>P7DT16H14M8S</meta:editing-duration>
    <meta:document-statistic meta:table-count="11" meta:cell-count="34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